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2f0b25" style:font-weight-asian="bold" style:font-weight-complex="bold"/>
    </style:style>
    <style:style style:name="P2" style:family="paragraph" style:parent-style-name="Heading_20_2">
      <style:text-properties officeooo:rsid="001d4a08" officeooo:paragraph-rsid="0008f6e7"/>
    </style:style>
    <style:style style:name="P3" style:family="paragraph" style:parent-style-name="Text_20_body">
      <style:text-properties officeooo:rsid="00100da8" officeooo:paragraph-rsid="002f0b25"/>
    </style:style>
    <style:style style:name="P4" style:family="paragraph" style:parent-style-name="Heading_20_2">
      <style:text-properties officeooo:rsid="00100da8" officeooo:paragraph-rsid="00100da8"/>
    </style:style>
    <style:style style:name="P5" style:family="paragraph" style:parent-style-name="Text_20_body">
      <style:text-properties fo:font-weight="bold" officeooo:rsid="002f0b25" officeooo:paragraph-rsid="002f0b25" style:font-weight-asian="bold" style:font-weight-complex="bold"/>
    </style:style>
    <style:style style:name="P6" style:family="paragraph" style:parent-style-name="Text_20_body">
      <style:text-properties fo:font-weight="normal" officeooo:rsid="002f0b25" officeooo:paragraph-rsid="002f0b2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text:span text:style-name="T2"/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#include &lt;stdio.h&gt;</text:p>
      <text:p text:style-name="P3">#include &lt;string.h&gt;</text:p>
      <text:p text:style-name="P3">#include &lt;stdbool.h&gt;</text:p>
      <text:p text:style-name="P3">#include &lt;ctype.h&gt; //For isalnum, isalpha, isdigit, isspace</text:p>
      <text:p text:style-name="P3"/>
      <text:p text:style-name="P3">typedef enum {</text:p>
      <text:p text:style-name="P3"><text:s text:c="4"/>TOKEN_KEYWORD,</text:p>
      <text:p text:style-name="P3"><text:s text:c="4"/>TOKEN_IDENTIFIER,</text:p>
      <text:p text:style-name="P3"><text:s text:c="4"/>TOKEN_INT_CONST,</text:p>
      <text:p text:style-name="P3"><text:s text:c="4"/>TOKEN_STRING_LITERAL,</text:p>
      <text:p text:style-name="P3"><text:s text:c="4"/>TOKEN_OPERATOR,</text:p>
      <text:p text:style-name="P3"><text:s text:c="4"/>TOKEN_PUNCTUATOR,</text:p>
      <text:p text:style-name="P3"><text:s text:c="4"/>TOKEN_UNKNOWN,</text:p>
      <text:p text:style-name="P3"><text:s text:c="4"/>TOKEN_DIRECTIVE,</text:p>
      <text:p text:style-name="P3"><text:s text:c="4"/>TOKEN_END</text:p>
      <text:p text:style-name="P3">} TokenType;</text:p>
      <text:p text:style-name="P3"/>
      <text:p text:style-name="P3">const char* TokenTypeNames[] = {</text:p>
      <text:p text:style-name="P3"><text:s text:c="4"/>"Keyword",</text:p>
      <text:p text:style-name="P3"><text:s text:c="4"/>"Identifier",</text:p>
      <text:p text:style-name="P3"><text:s text:c="4"/>"Integer Constant",</text:p>
      <text:p text:style-name="P3"><text:s text:c="4"/>"String Literal",</text:p>
      <text:p text:style-name="P3"><text:s text:c="4"/>"Operator",</text:p>
      <text:p text:style-name="P3"><text:s text:c="4"/>"Punctuator",</text:p>
      <text:p text:style-name="P3"><text:s text:c="4"/>"Unknown",</text:p>
      <text:p text:style-name="P3"><text:s text:c="4"/>"Compiler Directive"</text:p>
      <text:p text:style-name="P3">};</text:p>
      <text:p text:style-name="P3"/>
      <text:p text:style-name="P3"><text:soft-page-break/>/* operators match the regex: (&gt;&gt;=)|(&lt;&lt;=)|(\/=)|(-&gt;)|(%=)|(\*=)|(&amp;=)|(--)|(-=)|(\+\+)|(\^=)|(&amp;&amp;)|(&gt;=)|(&lt;&lt;)|(&lt;=)|(\|\|)|(&gt;&gt;)|(!=)|(\+=)|(==)|(\|=)|[&gt;|+/=%&amp;^*!~.\-&lt;] */</text:p>
      <text:p text:style-name="P3">char operators[][10] = {"+","-","*","/","%","&lt;","&gt;","!","&amp;","|","^","~","=",".","++","--","&lt;=","&gt;=","==","!=","&amp;&amp;","||","&lt;&lt;","&gt;&gt;","+=","-=","*=","/=","%=","&amp;=","|=","^=","-&gt;","&gt;&gt;=","&lt;&lt;="};</text:p>
      <text:p text:style-name="P3">char punctuators[] = "{}[](),;:.?";</text:p>
      <text:p text:style-name="P3"/>
      <text:p text:style-name="P3">char keywords[][10] = {"auto", "break", "case", "char", "const", "continue", "default", "do", "double", "else", "enum", "extern", "float", "for", "goto", "if", "int", "long", "register", "return", "short", "signed", "sizeof", "static", "struct", "switch", "typedef", "union", "unsigned", "void", "volatile", "while"};</text:p>
      <text:p text:style-name="P3"/>
      <text:p text:style-name="P3">char buffer[1024] = "";</text:p>
      <text:p text:style-name="P3">int bufferLength = 0;</text:p>
      <text:p text:style-name="P3">bool atNewLine = true;</text:p>
      <text:p text:style-name="P3"/>
      <text:p text:style-name="P3">bool isSubset(char* buffer, char charSet[][10], int len) {</text:p>
      <text:p text:style-name="P3"><text:s text:c="4"/>for (int i=0;i&lt;len;++i){</text:p>
      <text:p text:style-name="P3"><text:s text:c="8"/>if (strcmp(buffer,charSet[i])==0){</text:p>
      <text:p text:style-name="P3"><text:s text:c="12"/>return true;</text:p>
      <text:p text:style-name="P3"><text:s text:c="8"/>}</text:p>
      <text:p text:style-name="P3"><text:s text:c="4"/>}</text:p>
      <text:p text:style-name="P3"><text:s text:c="4"/>return false;</text:p>
      <text:p text:style-name="P3">}</text:p>
      <text:p text:style-name="P3"/>
      <text:p text:style-name="P3">bool isInteger(char* buffer){</text:p>
      <text:p text:style-name="P3"><text:s text:c="4"/>if (buffer[0]=='0' &amp;&amp; buffer[1]=='\0') return true;</text:p>
      <text:p text:style-name="P3"><text:s text:c="4"/>if (buffer[0]=='0') return false;</text:p>
      <text:p text:style-name="P3"/>
      <text:p text:style-name="P3"><text:s text:c="4"/>int n = strlen(buffer);</text:p>
      <text:p text:style-name="P3"><text:s text:c="4"/>for (int i=0;i&lt;n;++i){</text:p>
      <text:p text:style-name="P3"><text:s text:c="8"/>if (!isdigit(buffer[i])) return false;</text:p>
      <text:p text:style-name="P3"><text:s text:c="4"/>}</text:p>
      <text:p text:style-name="P3"><text:soft-page-break/><text:s text:c="4"/>return true;</text:p>
      <text:p text:style-name="P3">}</text:p>
      <text:p text:style-name="P3"/>
      <text:p text:style-name="P3">bool isKeyword(char* buffer){</text:p>
      <text:p text:style-name="P3"><text:s text:c="4"/>return isSubset(buffer,keywords,sizeof(keywords)/sizeof(keywords[0]));</text:p>
      <text:p text:style-name="P3">}</text:p>
      <text:p text:style-name="P3"/>
      <text:p text:style-name="P3">bool isPunctuator(char c){</text:p>
      <text:p text:style-name="P3"><text:s text:c="4"/>int n = sizeof(punctuators);</text:p>
      <text:p text:style-name="P3"><text:s text:c="4"/>for (int i=0;i&lt;n;++i){</text:p>
      <text:p text:style-name="P3"><text:s text:c="8"/>if (c==punctuators[i]) return true;</text:p>
      <text:p text:style-name="P3"><text:s text:c="4"/>}</text:p>
      <text:p text:style-name="P3"><text:s text:c="4"/>return false;</text:p>
      <text:p text:style-name="P3">}</text:p>
      <text:p text:style-name="P3"/>
      <text:p text:style-name="P3">bool isOperator(char* buffer){</text:p>
      <text:p text:style-name="P3"><text:s text:c="4"/>return isSubset(buffer,operators,sizeof(operators)/sizeof(operators[0]));</text:p>
      <text:p text:style-name="P3">}</text:p>
      <text:p text:style-name="P3"/>
      <text:p text:style-name="P3">TokenType identifierParse(char* buffer){</text:p>
      <text:p text:style-name="P3"><text:s text:c="4"/>int n = strlen(buffer);</text:p>
      <text:p text:style-name="P3"><text:s text:c="4"/>bool validFlag = false;</text:p>
      <text:p text:style-name="P3"><text:s text:c="4"/>for (int i=0;i&lt;n;++i){</text:p>
      <text:p text:style-name="P3"><text:s text:c="8"/>if (!isalnum(buffer[i]) &amp;&amp; buffer[i]!='_'){</text:p>
      <text:p text:style-name="P3"><text:s text:c="12"/>if (i==0) return TOKEN_UNKNOWN;</text:p>
      <text:p text:style-name="P3"><text:s text:c="12"/>for (int j=n-1;j&gt;=i;--j){</text:p>
      <text:p text:style-name="P3"><text:s text:c="16"/>ungetc(buffer[j],stdin);</text:p>
      <text:p text:style-name="P3"><text:s text:c="12"/>}</text:p>
      <text:p text:style-name="P3"><text:s text:c="12"/>buffer[i] = '\0';</text:p>
      <text:p text:style-name="P3"><text:s text:c="12"/>validFlag = true;</text:p>
      <text:p text:style-name="P3"><text:s text:c="12"/>break;</text:p>
      <text:p text:style-name="P3"><text:soft-page-break/><text:s text:c="8"/>}</text:p>
      <text:p text:style-name="P3"><text:s text:c="4"/>}</text:p>
      <text:p text:style-name="P3"><text:s text:c="4"/>if (isInteger(buffer)) return TOKEN_INT_CONST;</text:p>
      <text:p text:style-name="P3"><text:s text:c="4"/>if (isKeyword(buffer)) return TOKEN_KEYWORD;</text:p>
      <text:p text:style-name="P3"><text:s text:c="4"/>if (isdigit(buffer[0])) return TOKEN_UNKNOWN; //Ensure first digit is alphabet or _</text:p>
      <text:p text:style-name="P3"><text:s text:c="4"/>return TOKEN_IDENTIFIER;</text:p>
      <text:p text:style-name="P3">}</text:p>
      <text:p text:style-name="P3"/>
      <text:p text:style-name="P3">TokenType getToken(){</text:p>
      <text:p text:style-name="P3"><text:s text:c="4"/>//Reset buffer</text:p>
      <text:p text:style-name="P3"><text:s text:c="4"/>buffer[0] = '\0';</text:p>
      <text:p text:style-name="P3"><text:s text:c="4"/>bufferLength = 0;</text:p>
      <text:p text:style-name="P3"/>
      <text:p text:style-name="P3"><text:s text:c="4"/>while (true){</text:p>
      <text:p text:style-name="P3"><text:s text:c="8"/>char c = getchar();</text:p>
      <text:p text:style-name="P3"><text:s text:c="8"/>if (c=='\n'){</text:p>
      <text:p text:style-name="P3"><text:s text:c="12"/>atNewLine = true;</text:p>
      <text:p text:style-name="P3"><text:s text:c="8"/>}</text:p>
      <text:p text:style-name="P3"/>
      <text:p text:style-name="P3"><text:s text:c="8"/>if (c==EOF){</text:p>
      <text:p text:style-name="P3"><text:s text:c="12"/>if (bufferLength==0) return TOKEN_END;</text:p>
      <text:p text:style-name="P3"><text:s text:c="12"/>ungetc(c,stdin);</text:p>
      <text:p text:style-name="P3"><text:s text:c="12"/>return identifierParse(buffer);</text:p>
      <text:p text:style-name="P3"><text:s text:c="8"/>}</text:p>
      <text:p text:style-name="P3"/>
      <text:p text:style-name="P3"><text:s text:c="8"/>//Handle compiler directives</text:p>
      <text:p text:style-name="P3"><text:s text:c="8"/>if (atNewLine &amp;&amp; c=='#'){</text:p>
      <text:p text:style-name="P3"><text:s text:c="12"/>if (bufferLength!=0){</text:p>
      <text:p text:style-name="P3"><text:s text:c="16"/>ungetc(c,stdin);</text:p>
      <text:p text:style-name="P3"><text:s text:c="16"/>return identifierParse(buffer);</text:p>
      <text:p text:style-name="P3"><text:s text:c="12"/>}</text:p>
      <text:p text:style-name="P3"><text:soft-page-break/></text:p>
      <text:p text:style-name="P3"><text:s text:c="12"/>buffer[bufferLength++] = c;</text:p>
      <text:p text:style-name="P3"><text:s text:c="12"/>while (true) {</text:p>
      <text:p text:style-name="P3"><text:s text:c="16"/>c = getchar();</text:p>
      <text:p text:style-name="P3"><text:s text:c="16"/>if (c==EOF) {</text:p>
      <text:p text:style-name="P3"><text:s text:c="20"/>if (bufferLength==0) return TOKEN_END;</text:p>
      <text:p text:style-name="P3"><text:s text:c="20"/>ungetc(c,stdin);</text:p>
      <text:p text:style-name="P3"><text:s text:c="20"/>return identifierParse(buffer);</text:p>
      <text:p text:style-name="P3"><text:s text:c="16"/>}</text:p>
      <text:p text:style-name="P3"><text:s text:c="16"/>if (c=='\n') break;</text:p>
      <text:p text:style-name="P3"><text:s text:c="16"/>buffer[bufferLength++] = c;</text:p>
      <text:p text:style-name="P3"><text:s text:c="12"/>}</text:p>
      <text:p text:style-name="P3"><text:s text:c="12"/>buffer[bufferLength] = '\0';</text:p>
      <text:p text:style-name="P3"><text:s text:c="12"/>return TOKEN_DIRECTIVE;</text:p>
      <text:p text:style-name="P3"><text:s text:c="8"/>}</text:p>
      <text:p text:style-name="P3"/>
      <text:p text:style-name="P3"><text:s text:c="8"/>// Handle punctuators</text:p>
      <text:p text:style-name="P3"><text:s text:c="8"/>if (isPunctuator(c)){</text:p>
      <text:p text:style-name="P3"><text:s text:c="12"/>if (bufferLength==0){</text:p>
      <text:p text:style-name="P3"><text:s text:c="16"/>buffer[0] = c;</text:p>
      <text:p text:style-name="P3"><text:s text:c="16"/>buffer[1] = '\0';</text:p>
      <text:p text:style-name="P3"><text:s text:c="16"/>return TOKEN_PUNCTUATOR;</text:p>
      <text:p text:style-name="P3"><text:s text:c="12"/>}</text:p>
      <text:p text:style-name="P3"><text:s text:c="12"/>ungetc(c,stdin);</text:p>
      <text:p text:style-name="P3"><text:s text:c="12"/>return identifierParse(buffer);</text:p>
      <text:p text:style-name="P3"><text:s text:c="8"/>}</text:p>
      <text:p text:style-name="P3"/>
      <text:p text:style-name="P3"><text:s text:c="8"/>// Handle white space</text:p>
      <text:p text:style-name="P3"><text:s text:c="8"/>if (isspace(c)){</text:p>
      <text:p text:style-name="P3"><text:s text:c="12"/>if (bufferLength!=0) {</text:p>
      <text:p text:style-name="P3"><text:s text:c="16"/>return identifierParse(buffer);</text:p>
      <text:p text:style-name="P3"><text:soft-page-break/><text:s text:c="12"/>}</text:p>
      <text:p text:style-name="P3"><text:s text:c="12"/>continue;</text:p>
      <text:p text:style-name="P3"><text:s text:c="8"/>}</text:p>
      <text:p text:style-name="P3"/>
      <text:p text:style-name="P3"><text:s text:c="8"/>// Handle comments</text:p>
      <text:p text:style-name="P3"><text:s text:c="8"/>if (c=='/'){</text:p>
      <text:p text:style-name="P3"><text:s text:c="12"/>char n = getchar();</text:p>
      <text:p text:style-name="P3"><text:s text:c="12"/>bool commentFlag = true;</text:p>
      <text:p text:style-name="P3"><text:s text:c="12"/>if (n=='/'){</text:p>
      <text:p text:style-name="P3"><text:s text:c="16"/>while (commentFlag){</text:p>
      <text:p text:style-name="P3"><text:s text:c="20"/>c = getchar();</text:p>
      <text:p text:style-name="P3"><text:s text:c="20"/>if (c==EOF) break;</text:p>
      <text:p text:style-name="P3"><text:s text:c="20"/>if (c=='\n') commentFlag = false;</text:p>
      <text:p text:style-name="P3"><text:s text:c="16"/>}</text:p>
      <text:p text:style-name="P3"><text:s text:c="16"/>continue;</text:p>
      <text:p text:style-name="P3"><text:s text:c="12"/>} else if (n=='*'){</text:p>
      <text:p text:style-name="P3"><text:s text:c="16"/>while (commentFlag) {</text:p>
      <text:p text:style-name="P3"><text:s text:c="20"/>c = n;</text:p>
      <text:p text:style-name="P3"><text:s text:c="20"/>n = getchar();</text:p>
      <text:p text:style-name="P3"><text:s text:c="20"/>if (n==EOF) break;</text:p>
      <text:p text:style-name="P3"><text:s text:c="20"/>if (c=='*' &amp;&amp; n=='/') commentFlag = false;</text:p>
      <text:p text:style-name="P3"><text:s text:c="16"/>}</text:p>
      <text:p text:style-name="P3"><text:s text:c="16"/>continue;</text:p>
      <text:p text:style-name="P3"><text:s text:c="12"/>} else {</text:p>
      <text:p text:style-name="P3"><text:s text:c="16"/>ungetc(n,stdin);</text:p>
      <text:p text:style-name="P3"><text:s text:c="12"/>}</text:p>
      <text:p text:style-name="P3"><text:s text:c="12"/>if (n==EOF){</text:p>
      <text:p text:style-name="P3"><text:s text:c="16"/>return TOKEN_END;</text:p>
      <text:p text:style-name="P3"><text:s text:c="12"/>}</text:p>
      <text:p text:style-name="P3"><text:s text:c="12"/>if (!commentFlag) continue;</text:p>
      <text:p text:style-name="P3"><text:s text:c="8"/>}</text:p>
      <text:p text:style-name="P3"><text:soft-page-break/></text:p>
      <text:p text:style-name="P3"><text:s text:c="8"/>buffer[bufferLength++] = c;</text:p>
      <text:p text:style-name="P3"><text:s text:c="8"/>buffer[bufferLength] = '\0';</text:p>
      <text:p text:style-name="P3"/>
      <text:p text:style-name="P3"><text:s text:c="8"/>if (isOperator(buffer)){</text:p>
      <text:p text:style-name="P3"><text:s text:c="12"/>while (bufferLength&lt;3){</text:p>
      <text:p text:style-name="P3"><text:s text:c="16"/>buffer[bufferLength++] = getchar();</text:p>
      <text:p text:style-name="P3"><text:s text:c="16"/>buffer[bufferLength] = '\0';</text:p>
      <text:p text:style-name="P3"><text:s text:c="12"/>}</text:p>
      <text:p text:style-name="P3"><text:s text:c="12"/>while (bufferLength&gt;1 &amp;&amp; !isOperator(buffer)){</text:p>
      <text:p text:style-name="P3"><text:s text:c="16"/>ungetc(buffer[--bufferLength],stdin);</text:p>
      <text:p text:style-name="P3"><text:s text:c="16"/>buffer[bufferLength] = '\0';</text:p>
      <text:p text:style-name="P3"><text:s text:c="12"/>}</text:p>
      <text:p text:style-name="P3"><text:s text:c="12"/>return TOKEN_OPERATOR;</text:p>
      <text:p text:style-name="P3"><text:s text:c="8"/>}</text:p>
      <text:p text:style-name="P3"/>
      <text:p text:style-name="P3"><text:s text:c="8"/>if (c=='"'){</text:p>
      <text:p text:style-name="P3"><text:s text:c="12"/>while ((c=getchar())!='"'){</text:p>
      <text:p text:style-name="P3"><text:s text:c="16"/>if (c==EOF){</text:p>
      <text:p text:style-name="P3"><text:s text:c="20"/>ungetc(c,stdin);</text:p>
      <text:p text:style-name="P3"><text:s text:c="20"/>return identifierParse(buffer);</text:p>
      <text:p text:style-name="P3"><text:s text:c="16"/>}</text:p>
      <text:p text:style-name="P3"><text:s text:c="16"/>buffer[bufferLength++] = c;</text:p>
      <text:p text:style-name="P3"><text:s text:c="12"/>}</text:p>
      <text:p text:style-name="P3"><text:s text:c="12"/>buffer[bufferLength] = '"';</text:p>
      <text:p text:style-name="P3"><text:s text:c="12"/>buffer[++bufferLength] = '\0';</text:p>
      <text:p text:style-name="P3"><text:s text:c="12"/>return TOKEN_STRING_LITERAL;</text:p>
      <text:p text:style-name="P3"><text:s text:c="8"/>}</text:p>
      <text:p text:style-name="P3"><text:s text:c="4"/>}</text:p>
      <text:p text:style-name="P3"/>
      <text:p text:style-name="P3">}</text:p>
      <text:p text:style-name="P3"><text:soft-page-break/></text:p>
      <text:p text:style-name="P3">int main(){</text:p>
      <text:p text:style-name="P3"><text:s text:c="4"/>TokenType currentToken;</text:p>
      <text:p text:style-name="P3"><text:s text:c="4"/>while ((currentToken=getToken())!=TOKEN_END){</text:p>
      <text:p text:style-name="P3"><text:s text:c="8"/>printf("&lt;%s,%s&gt;\n",TokenTypeNames[currentToken],buffer);</text:p>
      <text:p text:style-name="P3"><text:s text:c="4"/>}</text:p>
      <text:p text:style-name="P3">}</text:p>
      <text:h text:style-name="P4" text:outline-level="2" text:is-list-header="true">OUTPUT:</text:h>
      <text:p text:style-name="P5">Input.txt:</text:p>
      <text:p text:style-name="P6">#include &lt;stdio.h&gt;</text:p>
      <text:p text:style-name="P6"/>
      <text:p text:style-name="P6">/* Multi</text:p>
      <text:p text:style-name="P6">Line Comment*/</text:p>
      <text:p text:style-name="P6">int main() {</text:p>
      <text:p text:style-name="P6"><text:s text:c="4"/>//Single line comment</text:p>
      <text:p text:style-name="P6"><text:s text:c="4"/>int arr[2] = {1, 2};</text:p>
      <text:p text:style-name="P6"><text:s text:c="4"/>int a,b,c;</text:p>
      <text:p text:style-name="P6"><text:s text:c="4"/>int *p = &amp;a;</text:p>
      <text:p text:style-name="P6"><text:s text:c="4"/>c = a + b;</text:p>
      <text:p text:style-name="P6"><text:s text:c="4"/>a++;</text:p>
      <text:p text:style-name="P6"><text:s text:c="4"/>c += a;</text:p>
      <text:p text:style-name="P6"><text:s text:c="4"/>c = (a &amp;&amp; b);</text:p>
      <text:p text:style-name="P6"><text:s text:c="4"/>return 0;</text:p>
      <text:p text:style-name="P6">}</text:p>
      <text:p text:style-name="P6"/>
      <text:p text:style-name="P5">output:</text:p>
      <text:p text:style-name="P6">&lt;Compiler Directive,#include &lt;stdio.h&gt;&gt;</text:p>
      <text:p text:style-name="P6">&lt;Keyword,int&gt;</text:p>
      <text:p text:style-name="P6">&lt;Identifier,main&gt;</text:p>
      <text:p text:style-name="P6">&lt;Punctuator,(&gt;</text:p>
      <text:p text:style-name="P6"><text:soft-page-break/>&lt;Punctuator,)&gt;</text:p>
      <text:p text:style-name="P6">&lt;Punctuator,{&gt;</text:p>
      <text:p text:style-name="P6">&lt;Keyword,int&gt;</text:p>
      <text:p text:style-name="P6">&lt;Identifier,arr&gt;</text:p>
      <text:p text:style-name="P6">&lt;Punctuator,[&gt;</text:p>
      <text:p text:style-name="P6">&lt;Integer Constant,2&gt;</text:p>
      <text:p text:style-name="P6">&lt;Punctuator,]&gt;</text:p>
      <text:p text:style-name="P6">&lt;Operator,=&gt;</text:p>
      <text:p text:style-name="P6">&lt;Punctuator,{&gt;</text:p>
      <text:p text:style-name="P6">&lt;Integer Constant,1&gt;</text:p>
      <text:p text:style-name="P6">&lt;Punctuator,,&gt;</text:p>
      <text:p text:style-name="P6">&lt;Integer Constant,2&gt;</text:p>
      <text:p text:style-name="P6">&lt;Punctuator,}&gt;</text:p>
      <text:p text:style-name="P6">&lt;Punctuator,;&gt;</text:p>
      <text:p text:style-name="P6">&lt;Keyword,int&gt;</text:p>
      <text:p text:style-name="P6">&lt;Identifier,a&gt;</text:p>
      <text:p text:style-name="P6">&lt;Punctuator,,&gt;</text:p>
      <text:p text:style-name="P6">&lt;Identifier,b&gt;</text:p>
      <text:p text:style-name="P6">&lt;Punctuator,,&gt;</text:p>
      <text:p text:style-name="P6">&lt;Identifier,c&gt;</text:p>
      <text:p text:style-name="P6">&lt;Punctuator,;&gt;</text:p>
      <text:p text:style-name="P6">&lt;Keyword,int&gt;</text:p>
      <text:p text:style-name="P6">&lt;Operator,*&gt;</text:p>
      <text:p text:style-name="P6">&lt;Identifier,p&gt;</text:p>
      <text:p text:style-name="P6">&lt;Operator,=&gt;</text:p>
      <text:p text:style-name="P6">&lt;Operator,&amp;&gt;</text:p>
      <text:p text:style-name="P6">&lt;Identifier,a&gt;</text:p>
      <text:p text:style-name="P6">&lt;Punctuator,;&gt;</text:p>
      <text:p text:style-name="P6">&lt;Identifier,c&gt;</text:p>
      <text:p text:style-name="P6">&lt;Operator,=&gt;</text:p>
      <text:p text:style-name="P6">&lt;Identifier,a&gt;</text:p>
      <text:p text:style-name="P6"><text:soft-page-break/>&lt;Operator,+&gt;</text:p>
      <text:p text:style-name="P6">&lt;Identifier,b&gt;</text:p>
      <text:p text:style-name="P6">&lt;Punctuator,;&gt;</text:p>
      <text:p text:style-name="P6">&lt;Identifier,a&gt;</text:p>
      <text:p text:style-name="P6">&lt;Operator,++&gt;</text:p>
      <text:p text:style-name="P6">&lt;Punctuator,;&gt;</text:p>
      <text:p text:style-name="P6">&lt;Identifier,c&gt;</text:p>
      <text:p text:style-name="P6">&lt;Operator,+=&gt;</text:p>
      <text:p text:style-name="P6">&lt;Identifier,a&gt;</text:p>
      <text:p text:style-name="P6">&lt;Punctuator,;&gt;</text:p>
      <text:p text:style-name="P6">&lt;Identifier,c&gt;</text:p>
      <text:p text:style-name="P6">&lt;Operator,=&gt;</text:p>
      <text:p text:style-name="P6">&lt;Punctuator,(&gt;</text:p>
      <text:p text:style-name="P6">&lt;Identifier,a&gt;</text:p>
      <text:p text:style-name="P6">&lt;Operator,&amp;&amp;&gt;</text:p>
      <text:p text:style-name="P6">&lt;Identifier,b&gt;</text:p>
      <text:p text:style-name="P6">&lt;Punctuator,)&gt;</text:p>
      <text:p text:style-name="P6">&lt;Punctuator,;&gt;</text:p>
      <text:p text:style-name="P6">&lt;Keyword,return&gt;</text:p>
      <text:p text:style-name="P6">&lt;Integer Constant,0&gt;</text:p>
      <text:p text:style-name="P6">&lt;Punctuator,;&gt;</text:p>
      <text:p text:style-name="P6">&lt;Punctuator,}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3:33.313518363</dc:date>
    <meta:editing-duration>PT5H39M56S</meta:editing-duration>
    <meta:editing-cycles>16</meta:editing-cycles>
    <meta:generator>LibreOffice/25.2.5.2$Linux_X86_64 LibreOffice_project/520$Build-2</meta:generator>
    <meta:document-statistic meta:table-count="0" meta:image-count="0" meta:object-count="0" meta:page-count="10" meta:paragraph-count="270" meta:word-count="607" meta:character-count="7020" meta:non-whitespace-character-count="5012"/>
  </office:meta>
</office:document-meta>
</file>